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Fixed in version V1.0.2</text:p>
      <text:p text:style-name="P1"/>
      <text:p text:style-name="P2">Bug Fixed:</text:p>
      <text:p text:style-name="P2"/>
      <text:list xml:id="list1599131362" text:style-name="L1">
        <text:list-item>
          <text:p text:style-name="P4">Issues with the edit account page (goes on 404) when permalinks set to other than plan url.</text:p>
        </text:list-item>
        <text:list-item>
          <text:p text:style-name="P4">Data not shown in edit account form when permalinks set to other than plan url.</text:p>
        </text:list-item>
        <text:list-item>
          <text:p text:style-name="P4">Data not save in edit account form when permalinks set to other than plan url.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11-15T11:52:53</meta:creation-date>
    <meta:generator>LibreOffice/3.5$Linux_x86 LibreOffice_project/350m1$Build-2</meta:generator>
    <dc:date>2016-12-30T15:12:23</dc:date>
    <dc:creator>root </dc:creator>
    <meta:editing-duration>PT14M19S</meta:editing-duration>
    <meta:editing-cycles>12</meta:editing-cycles>
    <meta:document-statistic meta:table-count="0" meta:image-count="0" meta:object-count="0" meta:page-count="1" meta:paragraph-count="5" meta:word-count="57" meta:character-count="293" meta:non-whitespace-character-count="244"/>
  </office:meta>
</office:document-meta>
</file>